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2"/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49196887" text:style-name="L1">
        <text:list-item>
          <text:p text:style-name="P2">This is number 1 in the numbered list test</text:p>
        </text:list-item>
        <text:list-item>
          <text:p text:style-name="P2">Number 2</text:p>
        </text:list-item>
        <text:list-item>
          <text:p text:style-name="P2">Number 3</text:p>
        </text:list-item>
      </text:list>
      <text:p text:style-name="P1"/>
      <text:p text:style-name="P1"/>
      <text:list xml:id="list414912430" text:continue-numbering="true" text:style-name="L1">
        <text:list-item>
          <text:p text:style-name="P2">This number 4 should be 2 lines below the others</text:p>
        </text:list-item>
      </text:list>
      <text:p text:style-name="P1"/>
      <text:p text:style-name="Standard"><text:span text:style-name="T1"/></text:p>
      <text:p text:style-name="Standard"><text:span text:style-name="T1">Separating text, two more lines down.</text:span></text:p>
      <text:p text:style-name="Standard"><text:span text:style-name="T1"/></text:p>
      <text:list xml:id="list1092132211" text:style-name="L2">
        <text:list-item>
          <text:p text:style-name="P3"><text:span text:style-name="T1">New list starting at number 1! One line dow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16:43</dc:date>
    <dc:creator>Max </dc:creator>
    <meta:editing-duration>PT45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6" meta:word-count="43" meta:character-count="198" meta:non-whitespace-character-count="166"/>
  </office:meta>
</office:document-meta>
</file>